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9" calcext:value-type="float">
            <text:p>0.1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75" calcext:value-type="float">
            <text:p>0.12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45" calcext:value-type="float">
            <text:p>0.12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25" calcext:value-type="float">
            <text:p>0.12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305" calcext:value-type="float">
            <text:p>0.12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6" calcext:value-type="float">
            <text:p>0.12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3" calcext:value-type="float">
            <text:p>0.1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2" calcext:value-type="float">
            <text:p>0.1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35" calcext:value-type="float">
            <text:p>0.124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29" calcext:value-type="float">
            <text:p>0.12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55" calcext:value-type="float">
            <text:p>0.126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75" calcext:value-type="float">
            <text:p>0.12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85" calcext:value-type="float">
            <text:p>0.125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25" calcext:value-type="float">
            <text:p>0.124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8" calcext:value-type="float">
            <text:p>0.12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35" calcext:value-type="float">
            <text:p>0.1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8" calcext:value-type="float">
            <text:p>0.12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45" calcext:value-type="float">
            <text:p>0.12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3" calcext:value-type="float">
            <text:p>0.12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6" calcext:value-type="float">
            <text:p>0.1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7" calcext:value-type="float">
            <text:p>0.12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95" calcext:value-type="float">
            <text:p>0.126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2" calcext:value-type="float">
            <text:p>0.12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23" calcext:value-type="float">
            <text:p>0.12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85" calcext:value-type="float">
            <text:p>0.125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15" calcext:value-type="float">
            <text:p>0.126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45" calcext:value-type="float">
            <text:p>0.125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85" calcext:value-type="float">
            <text:p>0.124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225" calcext:value-type="float">
            <text:p>0.122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55" calcext:value-type="float">
            <text:p>0.125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95" calcext:value-type="float">
            <text:p>0.128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7" calcext:value-type="float">
            <text:p>0.12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15" calcext:value-type="float">
            <text:p>0.126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25" calcext:value-type="float">
            <text:p>0.125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6" calcext:value-type="float">
            <text:p>0.12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325" calcext:value-type="float">
            <text:p>0.123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75" calcext:value-type="float">
            <text:p>0.128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015" calcext:value-type="float">
            <text:p>0.1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35" calcext:value-type="float">
            <text:p>0.125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1" calcext:value-type="float">
            <text:p>0.12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95" calcext:value-type="float">
            <text:p>0.128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15" calcext:value-type="float">
            <text:p>0.126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7" calcext:value-type="float">
            <text:p>0.12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2" calcext:value-type="float">
            <text:p>0.12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395" calcext:value-type="float">
            <text:p>0.123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945" calcext:value-type="float">
            <text:p>0.129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325" calcext:value-type="float">
            <text:p>0.123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95" calcext:value-type="float">
            <text:p>0.127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29" calcext:value-type="float">
            <text:p>0.12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55" calcext:value-type="float">
            <text:p>0.126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65" calcext:value-type="float">
            <text:p>0.124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85" calcext:value-type="float">
            <text:p>0.126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1" calcext:value-type="float">
            <text:p>0.12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75" calcext:value-type="float">
            <text:p>0.127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85" calcext:value-type="float">
            <text:p>0.12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3" calcext:value-type="float">
            <text:p>0.1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85" calcext:value-type="float">
            <text:p>0.128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45" calcext:value-type="float">
            <text:p>0.125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5" calcext:value-type="float">
            <text:p>0.12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6" calcext:value-type="float">
            <text:p>0.12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115" calcext:value-type="float">
            <text:p>0.121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5" calcext:value-type="float">
            <text:p>0.12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75" calcext:value-type="float">
            <text:p>0.124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385" calcext:value-type="float">
            <text:p>0.123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265" calcext:value-type="float">
            <text:p>0.122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95" calcext:value-type="float">
            <text:p>0.125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45" calcext:value-type="float">
            <text:p>0.128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55" calcext:value-type="float">
            <text:p>0.126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15" calcext:value-type="float">
            <text:p>0.124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1" calcext:value-type="float">
            <text:p>0.12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55" calcext:value-type="float">
            <text:p>0.128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4" calcext:value-type="float">
            <text:p>0.12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65" calcext:value-type="float">
            <text:p>0.126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17" calcext:value-type="float">
            <text:p>0.12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05" calcext:value-type="float">
            <text:p>0.127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64" calcext:value-type="float">
            <text:p>0.12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65" calcext:value-type="float">
            <text:p>0.127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745" calcext:value-type="float">
            <text:p>0.127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6" calcext:value-type="float">
            <text:p>0.12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05" calcext:value-type="float">
            <text:p>0.124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325" calcext:value-type="float">
            <text:p>0.123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8" calcext:value-type="float">
            <text:p>0.12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485" calcext:value-type="float">
            <text:p>0.124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92" calcext:value-type="float">
            <text:p>0.12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6" calcext:value-type="float">
            <text:p>0.12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4" calcext:value-type="float">
            <text:p>0.12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2" calcext:value-type="float">
            <text:p>0.12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8" calcext:value-type="float">
            <text:p>0.12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235" calcext:value-type="float">
            <text:p>0.122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proportion dead</text:p>
          </table:table-cell>
          <table:table-cell office:value-type="float" office:value="0.1251" calcext:value-type="float">
            <text:p>0.1251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:.C100])" office:value-type="float" office:value="0.126218" calcext:value-type="float">
            <text:p>0.12621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1:.C100])" office:value-type="float" office:value="0.12015" calcext:value-type="float">
            <text:p>0.12015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1:.C100])" office:value-type="float" office:value="0.1323" calcext:value-type="float">
            <text:p>0.1323</text:p>
          </table:table-cell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1:.C100])" office:value-type="float" office:value="0.00220578349075352" calcext:value-type="float">
            <text:p>0.0022057835</text:p>
          </table:table-cell>
        </table:table-row>
        <table:table-row table:style-name="ro1">
          <table:table-cell/>
          <table:table-cell office:value-type="string" calcext:value-type="string">
            <text:p>95%CI lower</text:p>
          </table:table-cell>
          <table:table-cell table:formula="of:=[.C101]-1.96*[.C104]" office:value-type="float" office:value="0.121894664358123" calcext:value-type="float">
            <text:p>0.1218946644</text:p>
          </table:table-cell>
        </table:table-row>
        <table:table-row table:style-name="ro1">
          <table:table-cell/>
          <table:table-cell office:value-type="string" calcext:value-type="string">
            <text:p>95%CI higher</text:p>
          </table:table-cell>
          <table:table-cell table:formula="of:=[.C101]+1.96*[.C104]" office:value-type="float" office:value="0.130541335641877" calcext:value-type="float">
            <text:p>0.1305413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9T00:30:21.896823293</dc:date>
    <dc:creator>Nathan Geffen</dc:creator>
    <meta:document-statistic meta:table-count="1" meta:cell-count="312" meta:object-count="0"/>
    <meta:generator>LibreOffice/4.2.7.2$Linux_X86_64 LibreOffice_project/420m0$Build-2</meta:generator>
  </office:meta>
</office:document-meta>
</file>